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1pt solid #6666ff" fo:border-bottom="none"/>
    </style:style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fo:background-color="#cccccc" fo:padding="0.097cm" fo:border="0.05pt solid #000000">
        <style:background-image/>
      </style:table-cell-properties>
    </style:style>
    <style:style style:name="Tau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ula2.B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Contingut_20_de_20_la_20_taula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Contingut_20_de_20_la_20_taula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Contingut_20_de_20_la_20_taula">
      <style:paragraph-properties style:snap-to-layout-grid="false"/>
      <style:text-properties style:font-name="Tahoma" style:font-name-complex="Tahoma"/>
    </style:style>
    <style:style style:name="P4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e0994"/>
    </style:style>
    <style:style style:name="P6" style:family="paragraph" style:parent-style-name="Standard">
      <style:paragraph-properties fo:margin-top="0cm" fo:margin-bottom="0.101cm" loext:contextual-spacing="false"/>
      <style:text-properties style:use-window-font-color="true" style:font-name="Tahoma" fo:font-size="15pt" fo:language="zxx" fo:country="none" fo:font-weight="bold" officeooo:rsid="00197ab7" officeooo:paragraph-rsid="001aa2d1" style:letter-kerning="true" style:font-name-asian="Andale Sans UI" style:font-size-asian="15pt" style:language-asian="zxx" style:country-asian="none" style:font-weight-asian="bold" style:font-name-complex="Tahoma" style:font-size-complex="15pt" style:language-complex="zxx" style:country-complex="none" style:font-weight-complex="bold"/>
    </style:style>
    <style:style style:name="P7" style:family="paragraph" style:parent-style-name="Standard" style:master-page-name="Standard">
      <style:paragraph-properties fo:margin-top="0cm" fo:margin-bottom="0.199cm" loext:contextual-spacing="false" style:page-number="auto"/>
      <style:text-properties style:use-window-font-color="true" style:font-name="Tahoma" fo:font-size="12pt" fo:language="zxx" fo:country="none" fo:font-weight="normal" officeooo:rsid="00132081" officeooo:paragraph-rsid="00150e50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199cm" loext:contextual-spacing="false"/>
      <style:text-properties style:use-window-font-color="true" style:font-name="Tahoma" fo:font-size="12pt" fo:language="zxx" fo:country="none" fo:font-weight="normal" officeooo:rsid="00132081" officeooo:paragraph-rsid="001bd97d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199cm" loext:contextual-spacing="false"/>
      <style:text-properties style:use-window-font-color="true" style:font-name="Tahoma" fo:font-size="12pt" fo:language="zxx" fo:country="none" fo:font-weight="normal" officeooo:rsid="00132081" officeooo:paragraph-rsid="001ce51c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top="0cm" fo:margin-bottom="0.199cm" loext:contextual-spacing="false"/>
      <style:text-properties style:use-window-font-color="true" style:font-name="Tahoma" fo:font-size="12pt" fo:language="zxx" fo:country="none" fo:font-weight="bold" officeooo:rsid="00132081" officeooo:paragraph-rsid="001ce51c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1" style:family="paragraph" style:parent-style-name="Standard">
      <style:paragraph-properties fo:margin-top="0.199cm" fo:margin-bottom="0.199cm" loext:contextual-spacing="false"/>
      <style:text-properties style:use-window-font-color="true" style:font-name="Tahoma" fo:font-size="12pt" fo:language="zxx" fo:country="none" fo:font-weight="bold" officeooo:rsid="00132081" officeooo:paragraph-rsid="001d854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top="0.199cm" fo:margin-bottom="0.199cm" loext:contextual-spacing="false"/>
      <style:text-properties style:use-window-font-color="true" style:font-name="Tahoma" fo:font-size="12pt" fo:language="zxx" fo:country="none" fo:font-weight="bold" officeooo:rsid="001e0994" officeooo:paragraph-rsid="001e0994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3" style:family="paragraph" style:parent-style-name="Contingut_20_de_20_la_20_taula">
      <style:text-properties style:font-name="Tahoma" fo:font-weight="bold" officeooo:paragraph-rsid="00132081" style:font-weight-asian="bold" style:font-name-complex="Tahoma" style:font-weight-complex="bold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Tahoma" fo:font-size="6pt" officeooo:paragraph-rsid="001aa2d1" style:font-size-asian="6pt" style:font-size-complex="6pt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Tahoma" fo:font-size="6pt" officeooo:paragraph-rsid="001e0994" style:font-size-asian="6pt" style:font-size-complex="6pt"/>
    </style:style>
    <style:style style:name="P16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bold" officeooo:rsid="001ce51c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bold" officeooo:rsid="001ce51c" officeooo:paragraph-rsid="001d47c0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8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bold" officeooo:rsid="001ce51c" officeooo:paragraph-rsid="001d854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9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normal" officeooo:rsid="001ce51c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0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normal" officeooo:rsid="001ce51c" officeooo:paragraph-rsid="001d47c0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1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normal" officeooo:rsid="001ce51c" officeooo:paragraph-rsid="001d854d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1" style:family="text">
      <style:text-properties fo:font-weight="normal" officeooo:rsid="00132081" style:font-weight-asian="normal" style:font-weight-complex="normal"/>
    </style:style>
    <style:style style:name="T2" style:family="text">
      <style:text-properties officeooo:rsid="00178c37"/>
    </style:style>
    <style:style style:name="T3" style:family="text">
      <style:text-properties officeooo:rsid="00197fc0"/>
    </style:style>
    <style:style style:name="T4" style:family="text">
      <style:text-properties officeooo:rsid="001aa2d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ce51c"/>
    </style:style>
    <style:style style:name="T7" style:family="text">
      <style:text-properties officeooo:rsid="001d854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 esta práctica aprenderemos a instalar los sistemas operativos Ubuntu 17.04 y Fedora 26 realizando todos los pasos necesarios para llevar a cabo esta tarea. Al final de esta <text:span text:style-name="T2">práctica</text:span> es necesario que sea entregado este archivo rellenando cada uno los espacios especialmente reservados para que los rellene.</text:p>
      <text:p text:style-name="P6"><text:span text:style-name="T4">Ejercicio 1: </text:span><text:span text:style-name="T9">Comprobación de los requisitos de instalación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"/>
          </table:table-cell>
        </table:table-row>
      </table:table>
      <text:p text:style-name="P8">Antes de instalar cualquier sistema operativo hay que comprobar que el hardware del ordenador donde instalará es compatible con éste. Para llevar esto a cabo, lo más habitual es visitar la página</text:p>
      <text:p text:style-name="P8">web del fabricante y verificar los requisitos de instalación.</text:p>
      <text:p text:style-name="P9">Rellene la tabla con los requisitos mínimos y recomendados de instalación para el tipo de arquitectura sobre el que instalará el sistema, para cada uno de los SSOO <text:span text:style-name="T6">(Ubuntu 17.04 y Fedora 26)</text:span>:</text:p>
      <text:p text:style-name="P10"><text:span text:style-name="T6">Ubuntu 17.04:</text:span></text:p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16"/>
          </table:table-cell>
          <table:table-cell table:style-name="Taula1.A1" office:value-type="string">
            <text:p text:style-name="P17">Mínimo</text:p>
          </table:table-cell>
          <table:table-cell table:style-name="Taula1.C1" office:value-type="string">
            <text:p text:style-name="P17">Recomendado</text:p>
          </table:table-cell>
        </table:table-row>
        <table:table-row>
          <table:table-cell table:style-name="Taula1.A2" office:value-type="string">
            <text:p text:style-name="P20">Procesador</text:p>
          </table:table-cell>
          <table:table-cell table:style-name="Taula1.B4" office:value-type="string">
            <text:p text:style-name="P19"/>
          </table:table-cell>
          <table:table-cell table:style-name="Taula1.C4" office:value-type="string">
            <text:p text:style-name="P19"/>
          </table:table-cell>
        </table:table-row>
        <table:table-row>
          <table:table-cell table:style-name="Taula1.A2" office:value-type="string">
            <text:p text:style-name="P20">Memoria RAM</text:p>
          </table:table-cell>
          <table:table-cell table:style-name="Taula1.B3" office:value-type="string">
            <text:p text:style-name="P19"/>
          </table:table-cell>
          <table:table-cell table:style-name="Taula1.C3" office:value-type="string">
            <text:p text:style-name="P19"/>
          </table:table-cell>
        </table:table-row>
        <table:table-row>
          <table:table-cell table:style-name="Taula1.A2" office:value-type="string">
            <text:p text:style-name="P20">Disco duro</text:p>
          </table:table-cell>
          <table:table-cell table:style-name="Taula1.B4" office:value-type="string">
            <text:p text:style-name="P19"/>
          </table:table-cell>
          <table:table-cell table:style-name="Taula1.C4" office:value-type="string">
            <text:p text:style-name="P19"/>
          </table:table-cell>
        </table:table-row>
      </table:table>
      <text:p text:style-name="P11"><text:span text:style-name="T7">Fedora 26:</text:span></text:p>
      <table:table table:name="Taula2" table:style-name="Taula2">
        <table:table-column table:style-name="Taula2.A" table:number-columns-repeated="3"/>
        <table:table-row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Mínimo</text:p>
          </table:table-cell>
          <table:table-cell table:style-name="Taula2.C1" office:value-type="string">
            <text:p text:style-name="P18">Recomendado</text:p>
          </table:table-cell>
        </table:table-row>
        <table:table-row>
          <table:table-cell table:style-name="Taula2.A2" office:value-type="string">
            <text:p text:style-name="P21">Procesador</text:p>
          </table:table-cell>
          <table:table-cell table:style-name="Taula2.B4" office:value-type="string">
            <text:p text:style-name="P21"/>
          </table:table-cell>
          <table:table-cell table:style-name="Taula2.C4" office:value-type="string">
            <text:p text:style-name="P21"/>
          </table:table-cell>
        </table:table-row>
        <table:table-row>
          <table:table-cell table:style-name="Taula2.A2" office:value-type="string">
            <text:p text:style-name="P21">Memoria RAM</text:p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>
          <table:table-cell table:style-name="Taula2.A2" office:value-type="string">
            <text:p text:style-name="P21">Disco duro</text:p>
          </table:table-cell>
          <table:table-cell table:style-name="Taula2.B4" office:value-type="string">
            <text:p text:style-name="P21"/>
          </table:table-cell>
          <table:table-cell table:style-name="Taula2.C4" office:value-type="string">
            <text:p text:style-name="P21"/>
          </table:table-cell>
        </table:table-row>
      </table:table>
      <text:p text:style-name="P12"><text:span text:style-name="T8">Ejercicio 2:</text:span> Obtención y verificación del soporte de instalación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1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78cm" fo:margin-left="0cm" table:align="left" style:writing-mode="lr-tb"/>
    </style:style>
    <style:style style:name="Tabla2.A" style:family="table-column">
      <style:table-column-properties style:column-width="3.295cm"/>
    </style:style>
    <style:style style:name="Tabla2.B" style:family="table-column">
      <style:table-column-properties style:column-width="5.205cm"/>
    </style:style>
    <style:style style:name="Tabla2.C" style:family="table-column">
      <style:table-column-properties style:column-width="4.103cm"/>
    </style:style>
    <style:style style:name="Tabla2.D" style:family="table-column">
      <style:table-column-properties style:column-width="4.4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text-properties style:font-name="Tahoma" fo:font-weight="bold" officeooo:paragraph-rsid="00132081" style:font-weight-asian="bold" style:font-name-complex="Tahoma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13208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4 - Fundamentos de software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7-11-21T18:23:38.747707398</dc:date>
    <meta:editing-cycles>21</meta:editing-cycles>
    <meta:editing-duration>PT48M8S</meta:editing-duration>
    <meta:generator>LibreOffice/5.1.6.2$Linux_X86_64 LibreOffice_project/10m0$Build-2</meta:generator>
    <meta:document-statistic meta:table-count="6" meta:image-count="0" meta:object-count="0" meta:page-count="1" meta:paragraph-count="28" meta:word-count="177" meta:character-count="1131" meta:non-whitespace-character-count="982"/>
  </office:meta>
</office:document-meta>
</file>